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, Calibri"/>
    <style:font-face style:name="宋体" svg:font-family="宋体, SimSu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0.4984in"/>
    </style:style>
    <style:style style:name="co3" style:family="table-column">
      <style:table-column-properties fo:break-before="auto" style:column-width="9.2862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7492in"/>
    </style:style>
    <style:style style:name="co7" style:family="table-column">
      <style:table-column-properties fo:break-before="auto" style:column-width="4.9598in"/>
    </style:style>
    <style:style style:name="co8" style:family="table-column">
      <style:table-column-properties fo:break-before="auto" style:column-width="3.048in"/>
    </style:style>
    <style:style style:name="co9" style:family="table-column">
      <style:table-column-properties fo:break-before="auto" style:column-width="4.8945in"/>
    </style:style>
    <style:style style:name="co10" style:family="table-column">
      <style:table-column-properties fo:break-before="auto" style:column-width="4.2929in"/>
    </style:style>
    <style:style style:name="co11" style:family="table-column">
      <style:table-column-properties fo:break-before="auto" style:column-width="1.0425in"/>
    </style:style>
    <style:style style:name="co12" style:family="table-column">
      <style:table-column-properties fo:break-before="auto" style:column-width="0.9819in"/>
    </style:style>
    <style:style style:name="co13" style:family="table-column">
      <style:table-column-properties fo:break-before="auto" style:column-width="4.0965in"/>
    </style:style>
    <style:style style:name="co14" style:family="table-column">
      <style:table-column-properties fo:break-before="auto" style:column-width="4.1189in"/>
    </style:style>
    <style:style style:name="co15" style:family="table-column">
      <style:table-column-properties fo:break-before="auto" style:column-width="4.2492in"/>
    </style:style>
    <style:style style:name="co16" style:family="table-column">
      <style:table-column-properties fo:break-before="auto" style:column-width="3.889in"/>
    </style:style>
    <style:style style:name="co17" style:family="table-column">
      <style:table-column-properties fo:break-before="auto" style:column-width="4.4465in"/>
    </style:style>
    <style:style style:name="co18" style:family="table-column">
      <style:table-column-properties fo:break-before="auto" style:column-width="4.6429in"/>
    </style:style>
    <style:style style:name="co20" style:family="table-column">
      <style:table-column-properties fo:break-before="auto" style:column-width="1.0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PageStyle_5f_TEST_20_IDEAS">
      <style:table-properties table:display="true" style:writing-mode="lr-tb"/>
    </style:style>
    <style:style style:name="ta4" style:family="table" style:master-page-name="PageStyle_5f_Legend">
      <style:table-properties table:display="true" style:writing-mode="lr-tb"/>
    </style:style>
    <style:style style:name="ta3" style:family="table" style:master-page-name="PageStyle_5f_TEST_20_CASES_20_">
      <style:table-properties table:display="true" style:writing-mode="lr-tb"/>
    </style:style>
    <style:style style:name="ta5" style:family="table" style:master-page-name="PageStyle_5f_BUGS">
      <style:table-properties table:display="true" style:writing-mode="lr-tb"/>
    </style:style>
    <style:style style:name="ce1" style:family="table-cell" style:parent-style-name="Excel_20_Built-in_20_Normal">
      <style:table-cell-properties fo:background-color="#99ff33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99ff66"/>
      <style:text-properties fo:font-weight="bold" style:font-weight-asian="bold" style:font-weight-complex="bold"/>
    </style:style>
    <style:style style:name="ce13" style:family="table-cell" style:parent-style-name="Excel_20_Built-in_20_Normal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Excel_20_Built-in_20_Normal">
      <style:table-cell-properties fo:background-color="#00ffff"/>
    </style:style>
    <style:style style:name="ce16" style:family="table-cell" style:parent-style-name="Excel_20_Built-in_20_Normal">
      <style:table-cell-properties fo:background-color="#99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ff99"/>
    </style:style>
    <style:style style:name="ce18" style:family="table-cell" style:parent-style-name="Default">
      <style:table-cell-properties fo:background-color="#99ff66"/>
    </style:style>
    <style:style style:name="ce19" style:family="table-cell" style:parent-style-name="Excel_20_Built-in_20_Normal">
      <style:table-cell-properties fo:background-color="#99ff33"/>
    </style:style>
    <style:style style:name="ce2" style:family="table-cell" style:parent-style-name="Excel_20_Built-in_20_Normal">
      <style:table-cell-properties fo:background-color="#99ff99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#99ff99"/>
    </style:style>
    <style:style style:name="ce4" style:family="table-cell" style:parent-style-name="Excel_20_Built-in_20_Normal">
      <style:table-cell-properties fo:background-color="#99ff66"/>
    </style:style>
    <style:style style:name="ce5" style:family="table-cell" style:parent-style-name="Excel_20_Built-in_20_Normal">
      <style:table-cell-properties fo:background-color="#00ffff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99ff33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99ff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ext-properties fo:font-weight="normal" style:font-weight-asian="normal" style:font-weight-complex="normal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a9d18e"/>
    </style:style>
    <style:style style:name="ce22" style:family="table-cell" style:parent-style-name="Excel_20_Built-in_20_Normal">
      <style:table-cell-properties fo:background-color="#ff0000"/>
    </style:style>
    <style:style style:name="ce23" style:family="table-cell" style:parent-style-name="Excel_20_Built-in_20_Normal">
      <style:table-cell-properties fo:background-color="#ffe699"/>
    </style:style>
    <style:style style:name="ce24" style:family="table-cell" style:parent-style-name="Excel_20_Built-in_20_Normal">
      <style:table-cell-properties fo:background-color="#808080"/>
    </style:style>
    <style:style style:name="ce3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66ff66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fo:background-color="#9999ff"/>
      <style:text-properties fo:color="#000000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Excel_20_Built-in_20_Normal">
      <style:table-cell-properties fo:background-color="#ccff00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8" style:family="table-cell" style:parent-style-name="Excel_20_Built-in_20_Normal">
      <style:table-cell-properties fo:background-color="transparent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fo:background-color="#ccff00"/>
    </style:style>
    <style:style style:name="ce40" style:family="table-cell" style:parent-style-name="Excel_20_Built-in_20_Normal">
      <style:table-cell-properties fo:background-color="#ccff66"/>
    </style:style>
    <style:style style:name="ce41" style:family="table-cell" style:parent-style-name="Default">
      <style:table-cell-properties fo:background-color="#ffff66" style:text-align-source="fix" style:repeat-content="false"/>
      <style:paragraph-properties fo:text-align="justify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Excel_20_Built-in_20_Normal">
      <style:table-cell-properties fo:background-color="#ffcccc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5" style:family="table-cell" style:parent-style-name="Excel_20_Built-in_20_Normal">
      <style:table-cell-properties fo:background-color="#dddddd"/>
    </style:style>
    <style:style style:name="ce46" style:family="table-cell" style:parent-style-name="Excel_20_Built-in_20_Normal">
      <style:table-cell-properties fo:background-color="#ff99ff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7" style:family="table-cell" style:parent-style-name="Excel_20_Built-in_20_Normal">
      <style:table-cell-properties fo:background-color="#ffccff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8" style:family="table-cell" style:parent-style-name="Excel_20_Built-in_20_Normal">
      <style:table-cell-properties fo:background-color="#cc99ff"/>
      <style:text-properties fo:color="#ffffff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9" style:family="table-cell" style:parent-style-name="Excel_20_Built-in_20_Normal">
      <style:table-cell-properties fo:background-color="transparent"/>
      <style:text-properties fo:color="#ffffff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50" style:family="table-cell" style:parent-style-name="Excel_20_Built-in_20_Normal">
      <style:table-cell-properties fo:background-color="#ff9999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Excel_20_Built-in_20_Normal">
      <style:table-cell-properties fo:background-color="#9966cc"/>
      <style:text-properties fo:color="#ffffff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5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" style:family="table-cell" style:parent-style-name="Excel_20_Built-in_20_Normal">
      <style:table-cell-properties fo:background-color="#ccff99"/>
    </style:style>
    <style:style style:name="ce55" style:family="table-cell" style:parent-style-name="Excel_20_Built-in_20_Normal">
      <style:table-cell-properties fo:background-color="#66ff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ackground-color="#9999ff"/>
    </style:style>
    <style:style style:name="ce57" style:family="table-cell" style:parent-style-name="Excel_20_Built-in_20_Normal">
      <style:table-cell-properties fo:background-color="#ffff66"/>
    </style:style>
    <style:style style:name="ce58" style:family="table-cell" style:parent-style-name="Excel_20_Built-in_20_Normal">
      <style:table-cell-properties fo:background-color="#ffff99"/>
    </style:style>
    <style:style style:name="ce59" style:family="table-cell" style:parent-style-name="Excel_20_Built-in_20_Normal">
      <style:table-cell-properties fo:background-color="transparent"/>
    </style:style>
    <style:style style:name="ce60" style:family="table-cell" style:parent-style-name="Excel_20_Built-in_20_Normal">
      <style:table-cell-properties fo:background-color="#ffcccc"/>
    </style:style>
    <style:style style:name="ce61" style:family="table-cell" style:parent-style-name="Excel_20_Built-in_20_Normal">
      <style:table-cell-properties fo:background-color="#ff99ff"/>
    </style:style>
    <style:style style:name="ce62" style:family="table-cell" style:parent-style-name="Excel_20_Built-in_20_Normal">
      <style:table-cell-properties fo:background-color="#ffccff"/>
    </style:style>
    <style:style style:name="ce63" style:family="table-cell" style:parent-style-name="Excel_20_Built-in_20_Normal">
      <style:table-cell-properties fo:background-color="#cc99ff"/>
      <style:text-properties fo:color="#ffffff"/>
    </style:style>
    <style:style style:name="ce64" style:family="table-cell" style:parent-style-name="Excel_20_Built-in_20_Normal">
      <style:table-cell-properties fo:background-color="transparent"/>
      <style:text-properties fo:color="#ffffff"/>
    </style:style>
    <style:style style:name="ce65" style:family="table-cell" style:parent-style-name="Excel_20_Built-in_20_Normal">
      <style:table-cell-properties fo:background-color="#ff9999"/>
      <style:text-properties fo:color="#ffffff"/>
    </style:style>
    <style:style style:name="ce66" style:family="table-cell" style:parent-style-name="Excel_20_Built-in_20_Normal">
      <style:table-cell-properties fo:background-color="#ff9999"/>
      <style:text-properties fo:font-weight="bold" style:font-weight-asian="bold" style:font-weight-complex="bold"/>
    </style:style>
    <style:style style:name="ce67" style:family="table-cell" style:parent-style-name="Excel_20_Built-in_20_Normal">
      <style:table-cell-properties fo:background-color="#9966cc"/>
      <style:text-properties fo:color="#ffffff"/>
    </style:style>
    <style:style style:name="ce68" style:family="table-cell" style:parent-style-name="Excel_20_Built-in_20_Normal">
      <style:table-cell-properties fo:background-color="#c5e0b4"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ackground-color="#66ff66"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Excel_20_Built-in_20_Normal">
      <style:table-cell-properties fo:background-color="#9999ff"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fo:background-color="#ccff00"/>
    </style:style>
    <style:style style:name="ce74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</style:style>
    <style:style style:name="ce75" style:family="table-cell" style:parent-style-name="Default">
      <style:table-cell-properties fo:background-color="#ccff66"/>
    </style:style>
    <style:style style:name="ce76" style:family="table-cell" style:parent-style-name="Excel_20_Built-in_20_Normal">
      <style:table-cell-properties fo:background-color="#ffff66" style:text-align-source="fix" style:repeat-content="false"/>
      <style:paragraph-properties fo:text-align="start" fo:margin-left="0in"/>
    </style:style>
    <style:style style:name="ce77" style:family="table-cell" style:parent-style-name="Excel_20_Built-in_20_Normal">
      <style:table-cell-properties fo:background-color="#ffcccc"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Excel_20_Built-in_20_Normal">
      <style:table-cell-properties fo:background-color="#ff99ff"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fo:background-color="#ffccff"/>
    </style:style>
    <style:style style:name="ce81" style:family="table-cell" style:parent-style-name="Excel_20_Built-in_20_Normal">
      <style:table-cell-properties fo:background-color="#cc99ff" style:text-align-source="fix" style:repeat-content="false"/>
      <style:paragraph-properties fo:text-align="start" fo:margin-left="0in"/>
      <style:text-properties fo:color="#ffffff"/>
    </style:style>
    <style:style style:name="ce82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in"/>
      <style:text-properties fo:color="#ffffff"/>
    </style:style>
    <style:style style:name="ce83" style:family="table-cell" style:parent-style-name="Default">
      <style:table-cell-properties fo:background-color="#ff9999"/>
    </style:style>
    <style:style style:name="ce84" style:family="table-cell" style:parent-style-name="Excel_20_Built-in_20_Normal">
      <style:table-cell-properties fo:background-color="#9966cc" style:text-align-source="fix" style:repeat-content="false"/>
      <style:paragraph-properties fo:text-align="start" fo:margin-left="0in"/>
      <style:text-properties fo:color="#ffffff"/>
    </style:style>
    <style:style style:name="ce85" style:family="table-cell" style:parent-style-name="Excel_20_Built-in_20_Normal">
      <style:table-cell-properties fo:background-color="#ccff00" style:text-align-source="fix" style:repeat-content="false"/>
      <style:paragraph-properties fo:text-align="start" fo:margin-left="0in"/>
    </style:style>
    <style:style style:name="ce86" style:family="table-cell" style:parent-style-name="Default">
      <style:table-cell-properties fo:background-color="#ccff99"/>
    </style:style>
    <style:style style:name="ce87" style:family="table-cell" style:parent-style-name="Default">
      <style:text-properties fo:color="#000000" style:font-name="Calibri" fo:font-size="11pt" fo:font-weight="bold" style:font-size-asian="11pt" style:language-asian="en" style:country-asian="US" style:font-weight-asian="bold" style:font-name-complex="Calibri" style:font-size-complex="11pt" style:language-complex="en" style:country-complex="US" style:font-weight-complex="bold"/>
    </style:style>
    <style:style style:name="ce88" style:family="table-cell" style:parent-style-name="Excel_20_Built-in_20_Normal">
      <style:table-cell-properties fo:background-color="#ff9999"/>
    </style:style>
    <style:style style:name="ce89" style:family="table-cell" style:parent-style-name="Excel_20_Built-in_20_Normal">
      <style:table-cell-properties fo:background-color="#66ff66"/>
    </style:style>
    <style:style style:name="T1" style:family="text">
      <style:text-properties style:font-name="Calibri1" fo:font-size="10.5pt" fo:font-weight="bold" style:letter-kerning="true" style:font-name-asian="宋体" style:font-size-asian="10.5pt" style:font-weight-asian="bold" style:font-name-complex="Calibri1" style:font-size-complex="6pt" style:font-weight-complex="bold"/>
    </style:style>
    <style:style style:name="T2" style:family="text">
      <style:text-properties style:font-name="Calibri1" fo:font-size="10.5pt" style:letter-kerning="true" style:font-name-asian="宋体" style:font-size-asian="10.5pt" style:font-name-complex="Calibri1" style:font-size-complex="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IDEA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No</text:p>
          </table:table-cell>
          <table:table-cell table:style-name="ce6" office:value-type="string">
            <text:p>Test Idea</text:p>
          </table:table-cell>
          <table:table-cell table:style-name="ce6" office:value-type="string">
            <text:p>What is the purpose of the test idea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" office:value-type="string" table:number-columns-spanned="4" table:number-rows-spanned="1">
            <text:p>Vending Machine with Cold drinks. You should be able to pay with real money and debit/credit cards. It should be </text:p>
          </table:table-cell>
          <table:covered-table-cell table:number-columns-repeated="3" table:style-name="ce7"/>
          <table:table-cell table:style-name="ce19" table:number-columns-repeated="1020"/>
        </table:table-row>
        <table:table-row table:style-name="ro2">
          <table:table-cell table:style-name="ce2"/>
          <table:table-cell table:style-name="ce8" office:value-type="string">
            <text:p>Tests for calculating the right sum as due amount:</text:p>
          </table:table-cell>
          <table:table-cell table:style-name="ce8" table:number-columns-repeated="2"/>
          <table:table-cell table:style-name="ce3" table:number-columns-repeated="1020"/>
        </table:table-row>
        <table:table-row table:style-name="ro3">
          <table:table-cell/>
          <table:table-cell office:value-type="string">
            <text:p>Select 1 drink and see if the machine calculates the right price as due amount.</text:p>
          </table:table-cell>
          <table:table-cell table:style-name="Default" office:value-type="string">
            <text:p>The machine should want for payment only the price of the drink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lect 2 or more drinks (but less than the available quantity in the machine).</text:p>
          </table:table-cell>
          <table:table-cell table:style-name="Default" office:value-type="string">
            <text:p>The machine should want for payment only the sum of the choosen drinks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lect all available drinks and see if the machine calculates the right sum of prices as due amount.</text:p>
          </table:table-cell>
          <table:table-cell table:style-name="Default" office:value-type="string">
            <text:p>The machine should want for payment the sum of all available drinks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elect as quantity more than the available drinks in the machine.</text:p>
          </table:table-cell>
          <table:table-cell office:value-type="string">
            <text:p>To see if the machine will calculate some sum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Choose 0 as number of drinks in the machine.</text:p>
          </table:table-cell>
          <table:table-cell table:style-name="Default" office:value-type="string">
            <text:p>To see if the machine will calculate some price.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3">
          <table:table-cell table:style-name="ce3"/>
          <table:table-cell table:style-name="ce10" office:value-type="string">
            <text:p>Tests for payment with pennies:</text:p>
          </table:table-cell>
          <table:table-cell table:style-name="ce17"/>
          <table:table-cell table:style-name="ce3"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and try to pay with the right sum of pennies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the right sum of pennies.</text:p>
          </table:table-cell>
          <table:table-cell table:style-name="Default" office:value-type="string">
            <text:p>To check if you'll receive 0 as cashback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less than the sum of due amount with pennies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more than the sum of due amount with pennies.</text:p>
          </table:table-cell>
          <table:table-cell table:style-name="Default" office:value-type="string">
            <text:p>To see if there will be cashback and you'll receive the drinks.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3"/>
          <table:table-cell table:style-name="ce10" office:value-type="string">
            <text:p>Tests for payment with paper money:</text:p>
          </table:table-cell>
          <table:table-cell table:style-name="ce17"/>
          <table:table-cell table:style-name="ce3"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the right sum of paper money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the right sum of paper money.</text:p>
          </table:table-cell>
          <table:table-cell table:style-name="Default" office:value-type="string">
            <text:p>To check if you'll receive 0 as cashback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less than the sum of due amount with paper money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more than the sum of due amount with paper money.</text:p>
          </table:table-cell>
          <table:table-cell table:style-name="Default" office:value-type="string">
            <text:p>To see if there will be cashback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4"/>
          <table:table-cell table:style-name="ce11" office:value-type="string">
            <text:p>Tests for payment with mixed money (pennies and paper money:</text:p>
          </table:table-cell>
          <table:table-cell table:style-name="ce18"/>
          <table:table-cell table:style-name="ce4"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the right sum of paper money + pennies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the right sum of paper money + pennies.</text:p>
          </table:table-cell>
          <table:table-cell table:style-name="Default" office:value-type="string">
            <text:p>To check if you'll receive 0 as cashback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and try to pay with less than the sum of due amount with paper money + pennies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more than the sum of due amount with paper money + pennies.</text:p>
          </table:table-cell>
          <table:table-cell table:style-name="Default" office:value-type="string">
            <text:p>To see if there will be cashback and you'll receive the drinks.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4"/>
          <table:table-cell table:style-name="ce11" office:value-type="string">
            <text:p>Try for payment with debit/credit card:</text:p>
          </table:table-cell>
          <table:table-cell table:style-name="ce18"/>
          <table:table-cell table:style-name="ce4"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the right sum with debit/credit card.</text:p>
          </table:table-cell>
          <table:table-cell table:style-name="Default" office:value-type="string">
            <text:p>To check if the payment will be accepted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and try to pay the right sum with debit/credit card.</text:p>
          </table:table-cell>
          <table:table-cell table:style-name="Default" office:value-type="string">
            <text:p>To check if only the due amount will be taken from the card account and you'll receiv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some random positive quantity of drinks (no more than the available) <text:s/>and try to pay with debit/credit card which doesn't have this amount in the account.</text:p>
          </table:table-cell>
          <table:table-cell table:style-name="Default" office:value-type="string">
            <text:p>To check if the payment wil be received and you'll take the drinks.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Select 0 as quantity of drinks and put your card.</text:p>
          </table:table-cell>
          <table:table-cell table:style-name="Default" office:value-type="string">
            <text:p>To check if you'll be taken some money from the card account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style-name="ce12" office:value-type="string">
            <text:p>Tests for the temperatute of the drinks:</text:p>
          </table:table-cell>
          <table:table-cell table:style-name="ce4" table:number-columns-repeated="1022"/>
        </table:table-row>
        <table:table-row table:style-name="ro3">
          <table:table-cell/>
          <table:table-cell table:style-name="ce9" office:value-type="string">
            <text:p>Select 1 drink and buy it.</text:p>
          </table:table-cell>
          <table:table-cell office:value-type="string">
            <text:p>To see if the drink is cold enough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Select some random positive quantity of drinks (no more than the available) and buy them.</text:p>
          </table:table-cell>
          <table:table-cell office:value-type="string">
            <text:p>To see if all the drinks are cold enough.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13"/>
          <table:table-cell table:number-columns-repeated="1022"/>
        </table:table-row>
        <table:table-row table:style-name="ro3">
          <table:table-cell table:style-name="ce4"/>
          <table:table-cell table:style-name="ce12" office:value-type="string">
            <text:p>Some more negative tests:</text:p>
          </table:table-cell>
          <table:table-cell table:style-name="ce4" table:number-columns-repeated="1022"/>
        </table:table-row>
        <table:table-row table:style-name="ro3">
          <table:table-cell/>
          <table:table-cell table:style-name="ce9" office:value-type="string">
            <text:p>Put some pennies in the machine and select 0 bottles.</text:p>
          </table:table-cell>
          <table:table-cell table:style-name="ce9" office:value-type="string">
            <text:p>To see if the machine will return the pennies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Put some paper money in the machine and select 0 bottles.</text:p>
          </table:table-cell>
          <table:table-cell table:style-name="ce9" office:value-type="string">
            <text:p>To see if the machine will return the paper money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Put some debit/credit card in the machine and select 0 bottles.</text:p>
          </table:table-cell>
          <table:table-cell table:style-name="ce9" office:value-type="string">
            <text:p>To see if the machine will no charge the debit/credit card account.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Select as quantity more than the available drinks in the machine.</text:p>
          </table:table-cell>
          <table:table-cell office:value-type="string">
            <text:p>To see if the machine will give message “No such quantity </text:p>
          </table:table-cell>
          <table:table-cell table:number-columns-repeated="1021"/>
        </table:table-row>
        <table:table-row table:style-name="ro3">
          <table:table-cell/>
          <table:table-cell table:style-name="ce9"/>
          <table:table-cell office:value-type="string">
            <text:p>of beverages available. Choose the maximum quantity available.”</text:p>
          </table:table-cell>
          <table:table-cell table:number-columns-repeated="1021"/>
        </table:table-row>
        <table:table-row table:style-name="ro4">
          <table:table-cell/>
          <table:table-cell table:style-name="ce9" office:value-type="string">
            <text:p>Choose 0 as number of drinks in the machine.</text:p>
          </table:table-cell>
          <table:table-cell office:value-type="string">
            <text:p>To see if the machine will give message “Please choose some quantity!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1 drink and try to buy it without any payment.</text:p>
          </table:table-cell>
          <table:table-cell table:style-name="Default" office:value-type="string">
            <text:p>To see if the machine will give you the drink.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<text:s/>some random positive quantity of drinks (no more than the available) and try to buy it without any payment.</text:p>
          </table:table-cell>
          <table:table-cell table:style-name="Default" office:value-type="string">
            <text:p>To see if the machine will give you the drink.</text:p>
          </table:table-cell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<text:s/>some random positive quantity of drinks (more than the available) and try to buy it without any payment.</text:p>
          </table:table-cell>
          <table:table-cell table:style-name="Default" office:value-type="string">
            <text:p>To see if the machine will give you the drink.</text:p>
          </table:table-cell>
          <table:table-cell table:number-columns-repeated="1021"/>
        </table:table-row>
        <table:table-row table:style-name="ro3" table:number-rows-repeated="6">
          <table:table-cell/>
          <table:table-cell table:style-name="ce14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5" office:value-type="string" table:number-columns-spanned="4" table:number-rows-spanned="1">
            <text:p>ATM – the ATM accepts all kind of debit and credit cards.</text:p>
          </table:table-cell>
          <table:covered-table-cell table:number-columns-repeated="3" table:style-name="ce15"/>
          <table:table-cell table:style-name="ce15" table:number-columns-repeated="1020"/>
        </table:table-row>
        <table:table-row table:style-name="ro3">
          <table:table-cell/>
          <table:table-cell table:style-name="ce16" office:value-type="string">
            <text:p>Debit /credit card tests: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ry to withdraw sum of money which is less than the available in the bank account and less or equal to the daily card limit.</text:p>
          </table:table-cell>
          <table:table-cell office:value-type="string">
            <text:p>To check if you'll receive the right quantity of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thdraw the daily limit money from the ATM and try again after 1 hour.</text:p>
          </table:table-cell>
          <table:table-cell office:value-type="string">
            <text:p>To check if you'll receive message ”Sorry. Your daily limit expired. Try again 24 hours after your last withdraw.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thdraw the daily limit money from the ATM and try again after 23 hours and 59 seconds.</text:p>
          </table:table-cell>
          <table:table-cell office:value-type="string">
            <text:p>To check if you'll receive message ”Sorry. Your daily limit expired. Try again 24 hours after your last withdraw.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thdraw the daily limit money from the ATM and try again after 24 hours.</text:p>
          </table:table-cell>
          <table:table-cell office:value-type="string">
            <text:p>To check if you'll receive message ”Sorry. Your daily limit expired. Try again 24 hours after your last withdraw.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thdraw the daily limit money from the ATM and try again after 24 hours and 1 second.</text:p>
          </table:table-cell>
          <table:table-cell office:value-type="string">
            <text:p>You should be receive th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hich is more than the daily card limit.</text:p>
          </table:table-cell>
          <table:table-cell office:value-type="string">
            <text:p>To check if you'll receive error message “Sorry. Your daily limit is 400 lv. Try again with smaller sum!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hich is more than the available in the bank account.</text:p>
          </table:table-cell>
          <table:table-cell office:value-type="string">
            <text:p>To check if you'll receive som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hich is more than the available in the bank account.</text:p>
          </table:table-cell>
          <table:table-cell office:value-type="string">
            <text:p>To check if you'll receive error message “Sorry. You don't have so much money in your account. Please try with less quantity.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ith the right pin code.</text:p>
          </table:table-cell>
          <table:table-cell office:value-type="string">
            <text:p>To check if you'll receive th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ith a wrong pin code.</text:p>
          </table:table-cell>
          <table:table-cell office:value-type="string">
            <text:p>To check if you'll receive message “Your pin code is wrong! Try again. You have 2 attempts left!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with a wrong pin code and try again with the right one.</text:p>
          </table:table-cell>
          <table:table-cell office:value-type="string">
            <text:p>You should receive th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twice with the wrong pin code.</text:p>
          </table:table-cell>
          <table:table-cell office:value-type="string">
            <text:p>To check if you'll receive message “Your pin code is wrong! Try again. You have 1 attempt left!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twice with the wrong pin code and again with the right one.</text:p>
          </table:table-cell>
          <table:table-cell office:value-type="string">
            <text:p>You should receive th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withdraw sum of money 3 times with a wrong pin code.</text:p>
          </table:table-cell>
          <table:table-cell office:value-type="string">
            <text:p>The card should be eaten by the ATM. You should receive a message ”You put 3 wrong pin codes! Go to your bank for your card.”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take money without card – just with some hard paper with the size of the card.</text:p>
          </table:table-cell>
          <table:table-cell office:value-type="string">
            <text:p>You shouldn't be able to receive mone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ry to take money without card – just with some plastic card with magnetic stripe and with the size of the card.</text:p>
          </table:table-cell>
          <table:table-cell office:value-type="string">
            <text:p>You shouldn't be able to receive money.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 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71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6" office:value-type="string">
            <text:p>Summary/Title</text:p>
          </table:table-cell>
          <table:table-cell table:style-name="ce6" office:value-type="string">
            <text:p>Preconditions</text:p>
          </table:table-cell>
          <table:table-cell table:style-name="ce68" office:value-type="string">
            <text:p>Steps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Priority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33"/>
          <table:table-cell office:value-type="string">
            <text:p>All the tests are on:</text:p>
          </table:table-cell>
          <table:table-cell table:style-name="ce69"/>
          <table:table-cell table:style-name="ce33"/>
          <table:table-cell table:style-name="ce33" office:value-type="string">
            <text:p><text:s text:c="2"/>1 – Immediate</text:p>
          </table:table-cell>
          <table:table-cell table:style-name="ce33" table:number-columns-repeated="2"/>
          <table:table-cell table:style-name="ce59" table:number-columns-repeated="1017"/>
        </table:table-row>
        <table:table-row table:style-name="ro1">
          <table:table-cell table:style-name="ce33"/>
          <table:table-cell office:value-type="string">
            <text:p>laptop with Windows 10, 64-bit, ver. 1809</text:p>
          </table:table-cell>
          <table:table-cell table:style-name="ce69"/>
          <table:table-cell table:style-name="ce33"/>
          <table:table-cell table:style-name="ce33" office:value-type="string">
            <text:p><text:s text:c="4"/>2 – Next Release</text:p>
          </table:table-cell>
          <table:table-cell table:style-name="ce33" table:number-columns-repeated="2"/>
          <table:table-cell table:style-name="ce59" table:number-columns-repeated="1017"/>
        </table:table-row>
        <table:table-row table:style-name="ro1">
          <table:table-cell table:style-name="ce33"/>
          <table:table-cell office:value-type="string">
            <text:p>Internet connection Softuni2 in SoftUni</text:p>
          </table:table-cell>
          <table:table-cell table:style-name="ce69"/>
          <table:table-cell table:style-name="ce33"/>
          <table:table-cell table:style-name="ce33" office:value-type="string">
            <text:p><text:s text:c="4"/>3 – On Occasion</text:p>
          </table:table-cell>
          <table:table-cell table:style-name="ce33" table:number-columns-repeated="2"/>
          <table:table-cell table:style-name="ce59" table:number-columns-repeated="1017"/>
        </table:table-row>
        <table:table-row table:style-name="ro5">
          <table:table-cell table:style-name="ce33"/>
          <table:table-cell office:value-type="string">
            <text:p>browser: Firefox Quqntum 6.6.0.5. 64-bit</text:p>
          </table:table-cell>
          <table:table-cell table:style-name="ce69"/>
          <table:table-cell table:style-name="ce33" table:number-columns-repeated="4"/>
          <table:table-cell table:style-name="ce59" table:number-columns-repeated="1017"/>
        </table:table-row>
        <table:table-row table:style-name="ro1">
          <table:table-cell table:style-name="ce33"/>
          <table:table-cell table:style-name="Default" office:value-type="string">
            <text:p>Default Language: English</text:p>
          </table:table-cell>
          <table:table-cell table:style-name="ce69"/>
          <table:table-cell table:style-name="ce33"/>
          <table:table-cell table:style-name="ce33" office:value-type="string">
            <text:p><text:s text:c="4"/>4 – Open (not planned for now)</text:p>
          </table:table-cell>
          <table:table-cell table:style-name="ce33" table:number-columns-repeated="2"/>
          <table:table-cell table:style-name="ce59" table:number-columns-repeated="1017"/>
        </table:table-row>
        <table:table-row table:style-name="ro1">
          <table:table-cell table:style-name="ce34" office:value-type="string">
            <text:p>INSTALLATION</text:p>
          </table:table-cell>
          <table:table-cell table:style-name="ce55"/>
          <table:table-cell table:style-name="ce70"/>
          <table:table-cell table:style-name="ce55" table:number-columns-repeated="4"/>
          <table:table-cell table:style-name="ce89" table:number-columns-repeated="1017"/>
        </table:table-row>
        <table:table-row table:style-name="ro1">
          <table:table-cell table:style-name="ce13" office:value-type="string">
            <text:p>Sussessfull Installation</text:p>
          </table:table-cell>
          <table:table-cell table:style-name="Default"/>
          <table:table-cell table:style-name="Default" office:value-type="string">
            <text:p>1. Open the laptop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Default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Default"/>
          <table:table-cell office:value-type="string">
            <text:p>3. Connect to internet by Softuni2 connection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Default"/>
          <table:table-cell office:value-type="string">
            <text:p>4. Go to Firefox and load it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5. Go to the website of the application and load it</text:p>
          </table:table-cell>
          <table:table-cell office:value-type="string">
            <text:p>The hyperlink should load successfully.</text:p>
          </table:table-cell>
          <table:table-cell office:value-type="string">
            <text:p>Immediate</text:p>
          </table:table-cell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office:value-type="string">
            <text:p>6. Find the installation link for windows desktop</text:p>
          </table:table-cell>
          <table:table-cell office:value-type="string">
            <text:p>There should be link for windows desktop installation.</text:p>
          </table:table-cell>
          <table:table-cell office:value-type="string">
            <text:p>Immediate</text:p>
          </table:table-cell>
          <table:table-cell office:value-type="string">
            <text:p>PASSED</text:p>
          </table:table-cell>
          <table:table-cell table:number-columns-repeated="1018"/>
        </table:table-row>
        <table:table-row table:style-name="ro5">
          <table:table-cell table:style-name="ce13"/>
          <table:table-cell/>
          <table:table-cell office:value-type="string">
            <text:p>7. Click and download the installation exe file</text:p>
          </table:table-cell>
          <table:table-cell office:value-type="string">
            <text:p>The exe file should download successfully.</text:p>
          </table:table-cell>
          <table:table-cell office:value-type="string">
            <text:p>Immediate</text:p>
          </table:table-cell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office:value-type="string">
            <text:p>8. Run it as administrator</text:p>
          </table:table-cell>
          <table:table-cell table:style-name="ce71" office:value-type="string">
            <text:p>The installation file should install successfully the app.</text:p>
          </table:table-cell>
          <table:table-cell office:value-type="string">
            <text:p>Immediate</text:p>
          </table:table-cell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5" office:value-type="string">
            <text:p>CONTACT CREATION tests</text:p>
          </table:table-cell>
          <table:table-cell table:style-name="ce56"/>
          <table:table-cell table:style-name="ce72"/>
          <table:table-cell table:style-name="ce56" table:number-columns-repeated="1021"/>
        </table:table-row>
        <table:table-row table:style-name="ro1">
          <table:table-cell table:style-name="ce36" office:value-type="string">
            <text:p>Available CONTACT CREATION section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ce13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ce13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4. Review and find an option for Contact creation</text:p>
          </table:table-cell>
          <table:table-cell office:value-type="string">
            <text:p>There should be section for Creating of contacts.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36" office:value-type="string">
            <text:p>Can you add First nam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ce13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ce13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5. Overview if you have option for adding First and Last name</text:p>
          </table:table-cell>
          <table:table-cell office:value-type="string">
            <text:p>There should be available option for First nam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office:value-type="string">
            <text:p>6. Try to add first last name</text:p>
          </table:table-cell>
          <table:table-cell office:value-type="string">
            <text:p>You should be able to add First nam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36" office:value-type="string">
            <text:p>Can you add Last nam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ce13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ce13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5. Overview if you have option for adding First and Last name</text:p>
          </table:table-cell>
          <table:table-cell office:value-type="string">
            <text:p>There should be available option for Last nam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office:value-type="string">
            <text:p>6. Try to add last name</text:p>
          </table:table-cell>
          <table:table-cell office:value-type="string">
            <text:p>You should be able to add Last nam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6" office:value-type="string">
            <text:p>Can you add <text:s/>Nick nam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ce13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ce13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ce13"/>
          <table:table-cell/>
          <table:table-cell office:value-type="string">
            <text:p>5. Overview if you have option for adding <text:s/>Nick name</text:p>
          </table:table-cell>
          <table:table-cell office:value-type="string">
            <text:p>There should be available option for Nick nam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/>
          <table:table-cell office:value-type="string">
            <text:p>6. Try to add <text:s/>Nick name</text:p>
          </table:table-cell>
          <table:table-cell office:value-type="string">
            <text:p>You should be able to add <text:s/>Nick nam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37" office:value-type="string">
            <text:p>Can you add Company</text:p>
          </table:table-cell>
          <table:table-cell table:style-name="ce39"/>
          <table:table-cell table:style-name="ce73" table:number-columns-repeated="2"/>
          <table:table-cell table:style-name="ce39" table:number-columns-repeated="1020"/>
        </table:table-row>
        <table:table-row table:style-name="ro1">
          <table:table-cell table:style-name="ce38"/>
          <table:table-cell/>
          <table:table-cell table:style-name="ce43" office:value-type="string">
            <text:p>1. Open the laptop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38"/>
          <table:table-cell/>
          <table:table-cell table:style-name="ce74" office:value-type="string">
            <text:p>2. Run and login to windows 10</text:p>
          </table:table-cell>
          <table:table-cell table:style-name="ce59"/>
          <table:table-cell table:number-columns-repeated="1020"/>
        </table:table-row>
        <table:table-row table:style-name="ro5">
          <table:table-cell table:style-name="ce38"/>
          <table:table-cell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38"/>
          <table:table-cell/>
          <table:table-cell table:style-name="ce74" office:value-type="string">
            <text:p>4. Review and find the option for Contact creation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38"/>
          <table:table-cell/>
          <table:table-cell table:style-name="ce74" office:value-type="string">
            <text:p>5. Overview if you have option for adding Company</text:p>
          </table:table-cell>
          <table:table-cell table:style-name="ce59" office:value-type="string">
            <text:p>There should be available option for Company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38"/>
          <table:table-cell/>
          <table:table-cell table:style-name="ce74" office:value-type="string">
            <text:p>6. Try to add Company</text:p>
          </table:table-cell>
          <table:table-cell table:style-name="ce59" office:value-type="string">
            <text:p>You should be able to add Company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9" office:value-type="string">
            <text:p>Can you add <text:s/>Job titl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ce38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ce38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ce38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ce38"/>
          <table:table-cell/>
          <table:table-cell office:value-type="string">
            <text:p>5. Overview if you have option for adding Job title</text:p>
          </table:table-cell>
          <table:table-cell office:value-type="string">
            <text:p>There should be available option for <text:s/>Job titl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38"/>
          <table:table-cell/>
          <table:table-cell office:value-type="string">
            <text:p>6. Try to add <text:s/>Job title</text:p>
          </table:table-cell>
          <table:table-cell office:value-type="string">
            <text:p>You should be able to add <text:s/>Job titl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9" office:value-type="string">
            <text:p>Can you add <text:s/>Business phon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Business phone</text:p>
          </table:table-cell>
          <table:table-cell office:value-type="string">
            <text:p>There should be available option for Business phon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Business phone</text:p>
          </table:table-cell>
          <table:table-cell office:value-type="string">
            <text:p>You should be able to add Business phon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>
            <text:p>Can you add Mobile phon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Mobile phone</text:p>
          </table:table-cell>
          <table:table-cell office:value-type="string">
            <text:p>There should be available option for Mobile phon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Mobile phone</text:p>
          </table:table-cell>
          <table:table-cell office:value-type="string">
            <text:p>You should be able to add Mobile phon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Can you add <text:s/>Home phone 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Home phone </text:p>
          </table:table-cell>
          <table:table-cell office:value-type="string">
            <text:p>There should be available option for Home phone <text:s/>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Home phone </text:p>
          </table:table-cell>
          <table:table-cell office:value-type="string">
            <text:p>You should be able to add Home phone 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Can you add <text:s/>FAX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FAX</text:p>
          </table:table-cell>
          <table:table-cell office:value-type="string">
            <text:p>There should be available option for FAX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FAX</text:p>
          </table:table-cell>
          <table:table-cell office:value-type="string">
            <text:p>You should be able to add FAX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9" office:value-type="string">
            <text:p>Can you add <text:s/>email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Default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5. Overview if you have option for adding email</text:p>
          </table:table-cell>
          <table:table-cell office:value-type="string">
            <text:p>There should be available option for email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>
            <text:p>6. Try to add email</text:p>
          </table:table-cell>
          <table:table-cell office:value-type="string">
            <text:p>You should be able to add email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>
            <text:p>Can you add birthday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Default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5. Overview if you have option for adding birthday</text:p>
          </table:table-cell>
          <table:table-cell office:value-type="string">
            <text:p>There should be available option for birthday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birthday</text:p>
          </table:table-cell>
          <table:table-cell office:value-type="string">
            <text:p>You should be able to add birthday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Can you add Address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Address</text:p>
          </table:table-cell>
          <table:table-cell office:value-type="string">
            <text:p>There should be available option for Address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Address</text:p>
          </table:table-cell>
          <table:table-cell office:value-type="string">
            <text:p>You should be able to add Address</text:p>
          </table:table-cell>
          <table:table-cell/>
          <table:table-cell office:value-type="string">
            <text:p>Faile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>
            <text:p>Can you add <text:s/>ZIP Code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Default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<text:s/>ZIP Code</text:p>
          </table:table-cell>
          <table:table-cell office:value-type="string">
            <text:p>There should be available option for <text:s/>ZIP Code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<text:s/>ZIP Code</text:p>
          </table:table-cell>
          <table:table-cell office:value-type="string">
            <text:p>You should be able to add <text:s/>ZIP Code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>
            <text:p>Can you add Gender</text:p>
          </table:table-cell>
          <table:table-cell table:style-name="ce40"/>
          <table:table-cell table:style-name="ce75" office:value-type="string">
            <text:p>1. Open the laptop</text:p>
          </table:table-cell>
          <table:table-cell table:style-name="ce40" table:number-columns-repeated="1021"/>
        </table:table-row>
        <table:table-row table:style-name="ro1">
          <table:table-cell table:style-name="Default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Gender</text:p>
          </table:table-cell>
          <table:table-cell office:value-type="string">
            <text:p>There should be available option for Gender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Gender</text:p>
          </table:table-cell>
          <table:table-cell office:value-type="string">
            <text:p>You should be able to add Gender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Can you add Hobbies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style-name="Default"/>
          <table:table-cell/>
          <table:table-cell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Overview if you have option for adding your Hobbies</text:p>
          </table:table-cell>
          <table:table-cell office:value-type="string">
            <text:p>There should be available option for Hobbies adding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6. Try to add your Hobbies</text:p>
          </table:table-cell>
          <table:table-cell office:value-type="string">
            <text:p>You should be able to add Hobbies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39" office:value-type="string">
            <text:p>Can you add <text:s/>Zodiac sign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style-name="ce59"/>
          <table:table-cell table:number-columns-repeated="1020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/>
          <table:table-cell table:number-columns-repeated="1020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style-name="ce59"/>
          <table:table-cell table:number-columns-repeated="1020"/>
        </table:table-row>
        <table:table-row table:style-name="ro1">
          <table:table-cell table:number-columns-repeated="2"/>
          <table:table-cell table:style-name="ce74" office:value-type="string">
            <text:p>5. Overview if you have option for adding Zodiac sign</text:p>
          </table:table-cell>
          <table:table-cell table:style-name="ce59" office:value-type="string">
            <text:p>There should be available option for Zodiac sign adding</text:p>
          </table:table-cell>
          <table:table-cell office:value-type="string">
            <text:p>Next release</text:p>
          </table:table-cell>
          <table:table-cell office:value-type="string">
            <text:p>Cannot te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 office:value-type="string">
            <text:p>6. Try to add your Zodiac sign</text:p>
          </table:table-cell>
          <table:table-cell table:style-name="ce59" office:value-type="string">
            <text:p>You should be able to add your Zodiac sign</text:p>
          </table:table-cell>
          <table:table-cell office:value-type="string">
            <text:p>Next release</text:p>
          </table:table-cell>
          <table:table-cell office:value-type="string">
            <text:p>Cannot te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6">
          <table:table-cell table:style-name="ce41" office:value-type="string">
            <text:p>ADDITIONAL DETAILS tests</text:p>
          </table:table-cell>
          <table:table-cell table:style-name="ce57"/>
          <table:table-cell table:style-name="ce76"/>
          <table:table-cell table:style-name="ce57"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2" office:value-type="string">
            <text:p>Available area Notes</text:p>
          </table:table-cell>
          <table:table-cell table:style-name="ce58"/>
          <table:table-cell table:style-name="ce42" office:value-type="string">
            <text:p>1. Open the laptop</text:p>
          </table:table-cell>
          <table:table-cell table:style-name="ce58" table:number-columns-repeated="1021"/>
        </table:table-row>
        <table:table-row table:style-name="ro1">
          <table:table-cell table:style-name="ce43"/>
          <table:table-cell table:style-name="ce59"/>
          <table:table-cell table:style-name="ce74" office:value-type="string">
            <text:p>2. Run and login to windows 10</text:p>
          </table:table-cell>
          <table:table-cell table:style-name="ce59" table:number-columns-repeated="1021"/>
        </table:table-row>
        <table:table-row table:style-name="ro5">
          <table:table-cell table:style-name="ce43"/>
          <table:table-cell table:style-name="ce59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 table:number-columns-repeated="1021"/>
        </table:table-row>
        <table:table-row table:style-name="ro1">
          <table:table-cell table:style-name="ce43"/>
          <table:table-cell table:style-name="ce59"/>
          <table:table-cell table:style-name="ce74" office:value-type="string">
            <text:p>4. Review and find the option for Contact creation</text:p>
          </table:table-cell>
          <table:table-cell table:style-name="ce59" table:number-columns-repeated="1021"/>
        </table:table-row>
        <table:table-row table:style-name="ro1">
          <table:table-cell table:style-name="Default"/>
          <table:table-cell/>
          <table:table-cell table:style-name="ce74" office:value-type="string">
            <text:p>5. Overview if you have area called “NOTES”</text:p>
          </table:table-cell>
          <table:table-cell office:value-type="string">
            <text:p>There should be area called “NOTES”</text:p>
          </table:table-cell>
          <table:table-cell/>
          <table:table-cell office:value-type="string">
            <text:p>Failed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2" office:value-type="string">
            <text:p>Testing if I can add up to 120 characters</text:p>
          </table:table-cell>
          <table:table-cell table:style-name="ce58"/>
          <table:table-cell table:style-name="ce42" office:value-type="string">
            <text:p>1. Open the laptop</text:p>
          </table:table-cell>
          <table:table-cell table:style-name="ce42"/>
          <table:table-cell table:style-name="ce58" table:number-columns-repeated="1020"/>
        </table:table-row>
        <table:table-row table:style-name="ro1">
          <table:table-cell table:style-name="Default"/>
          <table:table-cell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74" office:value-type="string">
            <text:p>5. Overview if you have area called “NOTES”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 office:value-type="string">
            <text:p>6. Try to add text up to 120 characters</text:p>
          </table:table-cell>
          <table:table-cell office:value-type="string">
            <text:p>You should be able to make it.</text:p>
          </table:table-cell>
          <table:table-cell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2" office:value-type="string">
            <text:p>Testing if I can add more than 120 characters</text:p>
          </table:table-cell>
          <table:table-cell table:style-name="ce58"/>
          <table:table-cell table:style-name="ce42" office:value-type="string">
            <text:p>1. Open the laptop</text:p>
          </table:table-cell>
          <table:table-cell table:style-name="ce42"/>
          <table:table-cell table:style-name="ce58" table:number-columns-repeated="1020"/>
        </table:table-row>
        <table:table-row table:style-name="ro1">
          <table:table-cell table:style-name="ce43"/>
          <table:table-cell table:style-name="ce59"/>
          <table:table-cell table:style-name="ce74" office:value-type="string">
            <text:p>2. Run and login to windows 10</text:p>
          </table:table-cell>
          <table:table-cell/>
          <table:table-cell table:style-name="ce59" table:number-columns-repeated="1020"/>
        </table:table-row>
        <table:table-row table:style-name="ro5">
          <table:table-cell table:style-name="ce43"/>
          <table:table-cell table:style-name="ce59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/>
          <table:table-cell table:style-name="ce59" table:number-columns-repeated="1020"/>
        </table:table-row>
        <table:table-row table:style-name="ro1">
          <table:table-cell table:style-name="ce43"/>
          <table:table-cell table:style-name="ce59"/>
          <table:table-cell table:style-name="ce74" office:value-type="string">
            <text:p>4. Review and find the option for Contact creation</text:p>
          </table:table-cell>
          <table:table-cell/>
          <table:table-cell table:style-name="ce59" table:number-columns-repeated="1020"/>
        </table:table-row>
        <table:table-row table:style-name="ro1">
          <table:table-cell table:style-name="ce43"/>
          <table:table-cell table:style-name="ce59"/>
          <table:table-cell table:style-name="ce74" office:value-type="string">
            <text:p>5. Overview if you have area called “NOTES”</text:p>
          </table:table-cell>
          <table:table-cell/>
          <table:table-cell table:style-name="ce59" table:number-columns-repeated="1020"/>
        </table:table-row>
        <table:table-row table:style-name="ro1">
          <table:table-cell table:style-name="ce43"/>
          <table:table-cell table:style-name="ce59"/>
          <table:table-cell table:style-name="Default" office:value-type="string">
            <text:p>6. Try to add text more than 120 characters</text:p>
          </table:table-cell>
          <table:table-cell office:value-type="string">
            <text:p>You should not be able to make it.</text:p>
          </table:table-cell>
          <table:table-cell table:style-name="ce59" table:number-columns-repeated="1020"/>
        </table:table-row>
        <table:table-row table:style-name="ro1">
          <table:table-cell table:style-name="ce43"/>
          <table:table-cell table:style-name="ce59"/>
          <table:table-cell table:style-name="ce74"/>
          <table:table-cell table:style-name="ce5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>
            <text:p>CONTACT ORDER tests</text:p>
          </table:table-cell>
          <table:table-cell table:style-name="ce60"/>
          <table:table-cell table:style-name="ce77"/>
          <table:table-cell table:style-name="ce60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" office:value-type="string">
            <text:p>Test if you can create 5 contact groups</text:p>
          </table:table-cell>
          <table:table-cell table:style-name="ce45" office:value-type="string">
            <text:p>free version</text:p>
          </table:table-cell>
          <table:table-cell table:style-name="ce78" office:value-type="string">
            <text:p>1. Open the laptop</text:p>
          </table:table-cell>
          <table:table-cell table:style-name="ce45" table:number-columns-repeated="1021"/>
        </table:table-row>
        <table:table-row table:style-name="ro1">
          <table:table-cell table:style-name="Default"/>
          <table:table-cell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 office:value-type="string">
            <text:p>You should be able to add 5 contact groups.</text:p>
          </table:table-cell>
          <table:table-cell table:style-name="Default"/>
          <table:table-cell office:value-type="string">
            <text:p>Cannot test</text:p>
          </table:table-cell>
          <table:table-cell office:value-type="string">
            <text:p>I am with the free version and this option is not availabl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5" office:value-type="string">
            <text:p>Test if you can create more than 5 contact groups</text:p>
          </table:table-cell>
          <table:table-cell table:style-name="ce45" office:value-type="string">
            <text:p>free version</text:p>
          </table:table-cell>
          <table:table-cell table:style-name="ce78" office:value-type="string">
            <text:p>1. Open the laptop</text:p>
          </table:table-cell>
          <table:table-cell table:style-name="ce45"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6. Add 6 contact groups.</text:p>
          </table:table-cell>
          <table:table-cell office:value-type="string">
            <text:p>You should not be able to add 6 contact groups.</text:p>
          </table:table-cell>
          <table:table-cell table:style-name="Default"/>
          <table:table-cell office:value-type="string">
            <text:p>Cannot test</text:p>
          </table:table-cell>
          <table:table-cell office:value-type="string">
            <text:p>I am with the free version and this option is not available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45" office:value-type="string">
            <text:p><text:s/>Does the first new created contact takes the </text:p>
          </table:table-cell>
          <table:table-cell table:style-name="ce45"/>
          <table:table-cell table:style-name="ce78" office:value-type="string">
            <text:p>1. Open the laptop</text:p>
          </table:table-cell>
          <table:table-cell table:style-name="ce45" table:number-columns-repeated="1021"/>
        </table:table-row>
        <table:table-row table:style-name="ro1">
          <table:table-cell office:value-type="string">
            <text:p>first created group when there are not existing groups?</text:p>
          </table:table-cell>
          <table:table-cell/>
          <table:table-cell table:style-name="ce74" office:value-type="string">
            <text:p>2. Run and login to windows 10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. Create new contact</text:p>
          </table:table-cell>
          <table:table-cell office:value-type="string">
            <text:p>The new contact should take the first created group.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45" office:value-type="string">
            <text:p><text:s/>Does a new created contact takes</text:p>
          </table:table-cell>
          <table:table-cell table:style-name="ce45" office:value-type="string">
            <text:p>free version</text:p>
          </table:table-cell>
          <table:table-cell table:style-name="ce78" office:value-type="string">
            <text:p>1. Open the laptop</text:p>
          </table:table-cell>
          <table:table-cell table:style-name="ce45" table:number-columns-repeated="4"/>
          <table:table-cell table:number-columns-repeated="1017"/>
        </table:table-row>
        <table:table-row table:style-name="ro1">
          <table:table-cell office:value-type="string">
            <text:p><text:s/>the first created group when there are existing groups? </text:p>
          </table:table-cell>
          <table:table-cell/>
          <table:table-cell table:style-name="ce74" office:value-type="string">
            <text:p>2. Run and login to windows 10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7. Create new contact</text:p>
          </table:table-cell>
          <table:table-cell office:value-type="string">
            <text:p>The new contact should take the first created group.</text:p>
          </table:table-cell>
          <table:table-cell table:style-name="Default"/>
          <table:table-cell office:value-type="string">
            <text:p>Cannot test</text:p>
          </table:table-cell>
          <table:table-cell office:value-type="string">
            <text:p>I am with the free version and CAN'T CREATE group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>
            <text:p>Each of the groups can be deleted. </text:p>
          </table:table-cell>
          <table:table-cell table:style-name="ce45" office:value-type="string">
            <text:p>free version</text:p>
          </table:table-cell>
          <table:table-cell table:style-name="ce78" office:value-type="string">
            <text:p>1. Open the laptop</text:p>
          </table:table-cell>
          <table:table-cell table:style-name="ce45"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7. Choose some random group and try to delete it.</text:p>
          </table:table-cell>
          <table:table-cell office:value-type="string">
            <text:p>You should be able to delete the group</text:p>
          </table:table-cell>
          <table:table-cell/>
          <table:table-cell office:value-type="string">
            <text:p>Cannot test</text:p>
          </table:table-cell>
          <table:table-cell office:value-type="string">
            <text:p>I am with the free version and CAN'T work with groups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8. Try to delete all remaining groups</text:p>
          </table:table-cell>
          <table:table-cell office:value-type="string">
            <text:p>You should be able to delete all the remaining groups.</text:p>
          </table:table-cell>
          <table:table-cell/>
          <table:table-cell office:value-type="string">
            <text:p>Cannot test</text:p>
          </table:table-cell>
          <table:table-cell office:value-type="string">
            <text:p>I am with the free version and CAN'T work with groups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>
            <text:p>CONTACT BOOK VIEW tests</text:p>
          </table:table-cell>
          <table:table-cell table:style-name="ce61"/>
          <table:table-cell table:style-name="ce79"/>
          <table:table-cell table:style-name="ce61" table:number-columns-repeated="1021"/>
        </table:table-row>
        <table:table-row table:style-name="ro1">
          <table:table-cell table:style-name="ce38"/>
          <table:table-cell table:style-name="ce59"/>
          <table:table-cell table:style-name="ce74"/>
          <table:table-cell table:style-name="ce59" table:number-columns-repeated="1021"/>
        </table:table-row>
        <table:table-row table:style-name="ro1">
          <table:table-cell table:style-name="ce47" office:value-type="string">
            <text:p>Test for: All Contacts should be ordered alphabetically. </text:p>
          </table:table-cell>
          <table:table-cell table:style-name="ce62"/>
          <table:table-cell table:style-name="ce80" office:value-type="string">
            <text:p>1. Open the laptop</text:p>
          </table:table-cell>
          <table:table-cell table:style-name="ce62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2. Run and login to windows 10</text:p>
          </table:table-cell>
          <table:table-cell table:style-name="ce59" table:number-columns-repeated="1021"/>
        </table:table-row>
        <table:table-row table:style-name="ro5">
          <table:table-cell table:style-name="ce38"/>
          <table:table-cell table:style-name="ce59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4. Go to the Contact creation section.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5. Create 4 contact with different first name characters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Default" office:value-type="string">
            <text:p>6. Check if the contacts are ordered alphabetically.</text:p>
          </table:table-cell>
          <table:table-cell table:style-name="Default" office:value-type="string">
            <text:p>The contacts should are ordered alphabetically.</text:p>
          </table:table-cell>
          <table:table-cell table:style-name="ce59"/>
          <table:table-cell office:value-type="string">
            <text:p>PASSED</text:p>
          </table:table-cell>
          <table:table-cell table:style-name="ce59" table:number-columns-repeated="1018"/>
        </table:table-row>
        <table:table-row table:style-name="ro1">
          <table:table-cell table:style-name="ce38"/>
          <table:table-cell table:style-name="ce59"/>
          <table:table-cell/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ce74"/>
          <table:table-cell table:style-name="ce59" table:number-columns-repeated="1021"/>
        </table:table-row>
        <table:table-row table:style-name="ro1">
          <table:table-cell table:style-name="ce47" office:value-type="string">
            <text:p>Test for: The details of each contact should appear on one line.</text:p>
          </table:table-cell>
          <table:table-cell table:style-name="ce62"/>
          <table:table-cell table:style-name="ce80" office:value-type="string">
            <text:p>1. Open the laptop</text:p>
          </table:table-cell>
          <table:table-cell table:style-name="ce62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2. Run and login to windows 10</text:p>
          </table:table-cell>
          <table:table-cell table:style-name="ce59" table:number-columns-repeated="1021"/>
        </table:table-row>
        <table:table-row table:style-name="ro5">
          <table:table-cell table:style-name="ce38"/>
          <table:table-cell table:style-name="ce59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4. Go to the Contact creation section.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ce74" office:value-type="string">
            <text:p>5. Create 4 contact with different first name characters</text:p>
          </table:table-cell>
          <table:table-cell table:style-name="ce59" table:number-columns-repeated="1021"/>
        </table:table-row>
        <table:table-row table:style-name="ro1">
          <table:table-cell table:style-name="ce38"/>
          <table:table-cell table:style-name="ce59"/>
          <table:table-cell table:style-name="Default" office:value-type="string">
            <text:p>6. Check if the details of each contact appear on one line.</text:p>
          </table:table-cell>
          <table:table-cell table:style-name="ce87" office:value-type="string">
            <text:p>The details of each contact should appear on one line.</text:p>
          </table:table-cell>
          <table:table-cell table:style-name="ce59"/>
          <table:table-cell office:value-type="string">
            <text:p>PASSED</text:p>
          </table:table-cell>
          <table:table-cell table:style-name="ce59" table:number-columns-repeated="1018"/>
        </table:table-row>
        <table:table-row table:style-name="ro1">
          <table:table-cell table:style-name="ce38"/>
          <table:table-cell table:style-name="ce59"/>
          <table:table-cell table:style-name="ce74"/>
          <table:table-cell table:style-name="ce59" table:number-columns-repeated="1021"/>
        </table:table-row>
        <table:table-row table:style-name="ro1">
          <table:table-cell table:style-name="ce48" office:value-type="string">
            <text:p>LANGUAGES tests</text:p>
          </table:table-cell>
          <table:table-cell table:style-name="ce63"/>
          <table:table-cell table:style-name="ce81"/>
          <table:table-cell table:style-name="ce63" table:number-columns-repeated="1021"/>
        </table:table-row>
        <table:table-row table:style-name="ro1">
          <table:table-cell table:style-name="ce49"/>
          <table:table-cell table:style-name="ce64"/>
          <table:table-cell table:style-name="ce82"/>
          <table:table-cell table:style-name="ce64" table:number-columns-repeated="1021"/>
        </table:table-row>
        <table:table-row table:style-name="ro1">
          <table:table-cell table:style-name="ce50" office:value-type="string">
            <text:p>The application should be in the same language as the device is set up </text:p>
          </table:table-cell>
          <table:table-cell table:style-name="ce65"/>
          <table:table-cell table:style-name="ce83" office:value-type="string">
            <text:p>1. Open the laptop</text:p>
          </table:table-cell>
          <table:table-cell table:style-name="ce65" table:number-columns-repeated="1021"/>
        </table:table-row>
        <table:table-row table:style-name="ro1">
          <table:table-cell table:style-name="ce49"/>
          <table:table-cell table:style-name="ce64"/>
          <table:table-cell table:style-name="ce74" office:value-type="string">
            <text:p>2. Run and login to windows 10</text:p>
          </table:table-cell>
          <table:table-cell table:style-name="ce64" table:number-columns-repeated="1021"/>
        </table:table-row>
        <table:table-row table:style-name="ro5">
          <table:table-cell table:style-name="ce49"/>
          <table:table-cell table:style-name="ce64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64" table:number-columns-repeated="1021"/>
        </table:table-row>
        <table:table-row table:style-name="ro5">
          <table:table-cell table:style-name="ce13"/>
          <table:table-cell/>
          <table:table-cell table:style-name="ce74" office:value-type="string">
            <text:p>4. Change your Windows language settings to english.</text:p>
          </table:table-cell>
          <table:table-cell office:value-type="string">
            <text:p>The application should be in english.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 table:number-columns-repeated="2"/>
          <table:table-cell table:style-name="ce74" office:value-type="string">
            <text:p>5. Change your Windows language settings to bulgarian.</text:p>
          </table:table-cell>
          <table:table-cell office:value-type="string">
            <text:p>The application should be in bulgarian.</text:p>
          </table:table-cell>
          <table:table-cell table:number-columns-repeated="1020"/>
        </table:table-row>
        <table:table-row table:style-name="ro1" table:number-rows-repeated="2">
          <table:table-cell table:style-name="ce13" table:number-columns-repeated="2"/>
          <table:table-cell table:style-name="ce74"/>
          <table:table-cell table:number-columns-repeated="1021"/>
        </table:table-row>
        <table:table-row table:style-name="ro1">
          <table:table-cell table:style-name="ce50" office:value-type="string">
            <text:p>I should be able to add details </text:p>
          </table:table-cell>
          <table:table-cell table:style-name="ce66"/>
          <table:table-cell table:style-name="ce83" office:value-type="string">
            <text:p>1. Open the laptop</text:p>
          </table:table-cell>
          <table:table-cell table:style-name="ce88" table:number-columns-repeated="1021"/>
        </table:table-row>
        <table:table-row table:style-name="ro1">
          <table:table-cell table:style-name="ce51" office:value-type="string">
            <text:p>for each contact on all supported languages given in the </text:p>
          </table:table-cell>
          <table:table-cell table:style-name="ce51"/>
          <table:table-cell table:style-name="ce74" office:value-type="string">
            <text:p>2. Run and login to windows 10</text:p>
          </table:table-cell>
          <table:table-cell table:style-name="ce59" table:number-columns-repeated="1021"/>
        </table:table-row>
        <table:table-row table:style-name="ro5">
          <table:table-cell table:style-name="ce51"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 table:number-columns-repeated="1021"/>
        </table:table-row>
        <table:table-row table:style-name="ro1">
          <table:table-cell table:style-name="ce51" table:number-columns-repeated="2"/>
          <table:table-cell table:style-name="ce74" office:value-type="string">
            <text:p>4. Change your Windows language settings to english.</text:p>
          </table:table-cell>
          <table:table-cell table:style-name="ce59" table:number-columns-repeated="1021"/>
        </table:table-row>
        <table:table-row table:style-name="ro1">
          <table:table-cell table:style-name="ce51" table:number-columns-repeated="2"/>
          <table:table-cell table:style-name="ce74" office:value-type="string">
            <text:p>5. Choose some random contact some contact</text:p>
          </table:table-cell>
          <table:table-cell table:style-name="ce59" table:number-columns-repeated="1021"/>
        </table:table-row>
        <table:table-row table:style-name="ro1">
          <table:table-cell table:style-name="ce51" table:number-columns-repeated="2"/>
          <table:table-cell table:style-name="ce74" office:value-type="string">
            <text:p>6. Try to add details for some contact</text:p>
          </table:table-cell>
          <table:table-cell table:style-name="ce38" office:value-type="string">
            <text:p>You should be able to add details for this contact.</text:p>
          </table:table-cell>
          <table:table-cell table:style-name="ce59"/>
          <table:table-cell office:value-type="string">
            <text:p>PASSED</text:p>
          </table:table-cell>
          <table:table-cell table:style-name="ce59" table:number-columns-repeated="1018"/>
        </table:table-row>
        <table:table-row table:style-name="ro1">
          <table:table-cell table:style-name="ce51"/>
          <table:table-cell table:style-name="ce59"/>
          <table:table-cell table:style-name="ce74"/>
          <table:table-cell table:style-name="ce59" table:number-columns-repeated="1021"/>
        </table:table-row>
        <table:table-row table:style-name="ro1">
          <table:table-cell table:style-name="ce52" office:value-type="string">
            <text:p>DESIGN tests</text:p>
          </table:table-cell>
          <table:table-cell table:style-name="ce67"/>
          <table:table-cell table:style-name="ce84"/>
          <table:table-cell table:style-name="ce67" table:number-columns-repeated="1021"/>
        </table:table-row>
        <table:table-row table:style-name="ro1">
          <table:table-cell table:style-name="ce49"/>
          <table:table-cell table:style-name="ce64"/>
          <table:table-cell table:style-name="ce82"/>
          <table:table-cell table:style-name="ce64" table:number-columns-repeated="1021"/>
        </table:table-row>
        <table:table-row table:style-name="ro1">
          <table:table-cell table:style-name="ce53" office:value-type="string">
            <text:p>I am allowed to change the color theme of the application.</text:p>
          </table:table-cell>
          <table:table-cell table:style-name="ce64"/>
          <table:table-cell table:style-name="ce43" office:value-type="string">
            <text:p>1. Open the laptop</text:p>
          </table:table-cell>
          <table:table-cell table:style-name="ce64" table:number-columns-repeated="1021"/>
        </table:table-row>
        <table:table-row table:style-name="ro1">
          <table:table-cell table:style-name="ce49"/>
          <table:table-cell table:style-name="ce64"/>
          <table:table-cell table:style-name="ce74" office:value-type="string">
            <text:p>2. Run and login to windows 10</text:p>
          </table:table-cell>
          <table:table-cell table:style-name="ce64" table:number-columns-repeated="1021"/>
        </table:table-row>
        <table:table-row table:style-name="ro5">
          <table:table-cell table:style-name="ce49"/>
          <table:table-cell table:style-name="ce64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64" table:number-columns-repeated="1021"/>
        </table:table-row>
        <table:table-row table:style-name="ro1">
          <table:table-cell table:style-name="ce13"/>
          <table:table-cell/>
          <table:table-cell office:value-type="string">
            <text:p>4. Try <text:s/>to change the color theme of the app.</text:p>
          </table:table-cell>
          <table:table-cell office:value-type="string">
            <text:p>You should be able to change the color theme.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7" office:value-type="string">
            <text:p>SEARCH FIELD tests</text:p>
          </table:table-cell>
          <table:table-cell table:style-name="ce39"/>
          <table:table-cell table:style-name="ce85"/>
          <table:table-cell table:style-name="ce3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>
            <text:p>Is there Search field in the top tool bar?</text:p>
          </table:table-cell>
          <table:table-cell table:style-name="ce54"/>
          <table:table-cell table:style-name="ce86" office:value-type="string">
            <text:p>1. Open the laptop</text:p>
          </table:table-cell>
          <table:table-cell table:style-name="ce54"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4. Overview if there is a search field in the top bar</text:p>
          </table:table-cell>
          <table:table-cell office:value-type="string">
            <text:p>There should be a search field in the top bar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string">
            <text:p>Can you search for a contact in the Search field</text:p>
          </table:table-cell>
          <table:table-cell table:style-name="ce54"/>
          <table:table-cell table:style-name="ce86" office:value-type="string">
            <text:p>1. Open the laptop</text:p>
          </table:table-cell>
          <table:table-cell table:style-name="ce54" table:number-columns-repeated="1021"/>
        </table:table-row>
        <table:table-row table:style-name="ro1">
          <table:table-cell table:style-name="Default"/>
          <table:table-cell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4. Add some contac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5. Go to the search fiel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6. Write the name of one of the contacts</text:p>
          </table:table-cell>
          <table:table-cell office:value-type="string">
            <text:p>The app should return the contact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7. Write some unexisting contact name</text:p>
          </table:table-cell>
          <table:table-cell office:value-type="string">
            <text:p>The app shouldn't return any contact.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8. Write the name of one of the contacts with uppcase characters</text:p>
          </table:table-cell>
          <table:table-cell office:value-type="string">
            <text:p>The app shouldn't return any contact.</text:p>
          </table:table-cell>
          <table:table-cell table:style-name="Default"/>
          <table:table-cell office:value-type="string">
            <text:p>PASSED</text:p>
          </table:table-cell>
          <table:table-cell table:number-columns-repeated="1018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" table:style-name="ta5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ce59"/>
        <table:table-column table:style-name="co5" table:number-columns-repeated="1011" table:default-cell-style-name="Excel_20_Built-in_20_Normal"/>
        <table:table-column table:style-name="co5" table:number-columns-repeated="4" table:default-cell-style-name="Default"/>
        <table:table-row table:style-name="ro1">
          <table:table-cell table:style-name="ce6" office:value-type="string">
            <text:p>Summary/Title</text:p>
          </table:table-cell>
          <table:table-cell table:style-name="ce6" office:value-type="string">
            <text:p>Preconditions</text:p>
          </table:table-cell>
          <table:table-cell table:style-name="ce6" office:value-type="string">
            <text:p>Steps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Severity</text:p>
          </table:table-cell>
          <table:table-cell table:style-name="ce33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<text:s text:c="4"/>1 – Blocking: Stops the user from using the feature as it is meant to be used. No reasonable workaround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<text:s text:c="4"/>2 – Critical: Data corruption. Easily and repeatedly throws an exception. No reasonable workaround. </text:p>
          </table:table-cell>
          <table:table-cell table:number-columns-repeated="1013"/>
        </table:table-row>
        <table:table-row table:style-name="ro1">
          <table:table-cell table:style-name="ce39" office:value-type="string">
            <text:p>Can you add Address</text:p>
          </table:table-cell>
          <table:table-cell table:style-name="ce39" office:value-type="string">
            <text:p>All the tests are on:</text:p>
          </table:table-cell>
          <table:table-cell table:style-name="ce73" office:value-type="string">
            <text:p>1. Open the laptop</text:p>
          </table:table-cell>
          <table:table-cell table:style-name="ce39" table:number-columns-repeated="2"/>
          <table:table-cell table:style-name="ce73"/>
          <table:table-cell table:style-name="ce39" table:number-columns-repeated="4"/>
          <table:table-cell table:style-name="ce39" office:value-type="string">
            <text:p><text:s text:c="4"/>3 – High: Throws an exception when not following the happy path. Confusing UI. Has a reasonable workaround.</text:p>
          </table:table-cell>
          <table:table-cell table:style-name="ce39" table:number-columns-repeated="1009"/>
          <table:table-cell table:number-columns-repeated="4"/>
        </table:table-row>
        <table:table-row table:style-name="ro5">
          <table:table-cell/>
          <table:table-cell office:value-type="string">
            <text:p>laptop with Windows 10, 64-bit, ver. 1809</text:p>
          </table:table-cell>
          <table:table-cell table:style-name="ce71" office:value-type="string">
            <text:p>2. Run and login to windows 10</text:p>
          </table:table-cell>
          <table:table-cell table:number-columns-repeated="7"/>
          <table:table-cell office:value-type="string">
            <text:p><text:s text:c="4"/>4 – Medium: Feature works off the happy path with minor issues. Small UI issues. 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Internet connection Softuni2 in SoftUni</text:p>
          </table:table-cell>
          <table:table-cell table:style-name="ce71" office:value-type="string">
            <text:p>3. Run the <text:span text:style-name="T1">Efficcess</text:span><text:span text:style-name="T2">  from your desktop</text:span></text:p>
          </table:table-cell>
          <table:table-cell table:number-columns-repeated="7"/>
          <table:table-cell office:value-type="string">
            <text:p><text:s text:c="8"/>One or more reasonable workarounds.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browser: Firefox Quqntum 6.6.0.5. 64-bit</text:p>
          </table:table-cell>
          <table:table-cell table:style-name="ce71" office:value-type="string">
            <text:p>4. Review and find the option for Contact creation</text:p>
          </table:table-cell>
          <table:table-cell table:number-columns-repeated="7"/>
          <table:table-cell office:value-type="string">
            <text:p><text:s text:c="4"/>5 – Low: Cosmetic issues. Many workarounds. Low visibility to users.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>
            <text:p>Default Language: English</text:p>
          </table:table-cell>
          <table:table-cell table:style-name="ce71" office:value-type="string">
            <text:p>5. Overview if you have option for adding Addres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1" office:value-type="string">
            <text:p>6. Try to add Address</text:p>
          </table:table-cell>
          <table:table-cell office:value-type="string">
            <text:p>You should be able to add Address</text:p>
          </table:table-cell>
          <table:table-cell office:value-type="string">
            <text:p>My country is not available in the countries list.</text:p>
          </table:table-cell>
          <table:table-cell office:value-type="string">
            <text:p>Blocking</text:p>
          </table:table-cell>
          <table:table-cell table:number-columns-repeated="1018"/>
        </table:table-row>
        <table:table-row table:style-name="ro1">
          <table:table-cell table:number-columns-repeated="10"/>
          <table:table-cell office:value-type="string">
            <text:p>Defect Priority</text:p>
          </table:table-cell>
          <table:table-cell table:number-columns-repeated="1013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<text:s text:c="4"/>Possible priority classification could be:</text:p>
          </table:table-cell>
          <table:table-cell table:number-columns-repeated="1013"/>
        </table:table-row>
        <table:table-row table:style-name="ro1">
          <table:table-cell table:style-name="ce39" office:value-type="string">
            <text:p>Can you add <text:s/>Zodiac sign</text:p>
          </table:table-cell>
          <table:table-cell table:style-name="ce73"/>
          <table:table-cell table:style-name="ce73" office:value-type="string">
            <text:p>1. Open the laptop</text:p>
          </table:table-cell>
          <table:table-cell table:style-name="ce39" table:number-columns-repeated="7"/>
          <table:table-cell table:style-name="ce39" office:value-type="string">
            <text:p><text:s text:c="4"/>1 – Immediate</text:p>
          </table:table-cell>
          <table:table-cell table:style-name="ce39" table:number-columns-repeated="1009"/>
          <table:table-cell table:number-columns-repeated="4"/>
        </table:table-row>
        <table:table-row table:style-name="ro1">
          <table:table-cell/>
          <table:table-cell table:style-name="Default"/>
          <table:table-cell table:style-name="ce74" office:value-type="string">
            <text:p>2. Run and login to windows 10</text:p>
          </table:table-cell>
          <table:table-cell table:style-name="ce59"/>
          <table:table-cell table:number-columns-repeated="6"/>
          <table:table-cell office:value-type="string">
            <text:p><text:s text:c="4"/>2 – Next Release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/>
          <table:table-cell table:number-columns-repeated="6"/>
          <table:table-cell office:value-type="string">
            <text:p><text:s text:c="4"/>3 – On Occasion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74" office:value-type="string">
            <text:p>4. Review and find the option for Contact creation</text:p>
          </table:table-cell>
          <table:table-cell table:style-name="ce59"/>
          <table:table-cell table:number-columns-repeated="6"/>
          <table:table-cell office:value-type="string">
            <text:p><text:s text:c="4"/>4 – Open (not planned for now)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74" office:value-type="string">
            <text:p>5. Overview if you have option for adding Zodiac sign</text:p>
          </table:table-cell>
          <table:table-cell table:style-name="ce59" office:value-type="string">
            <text:p>There should be available option for Zodiac sign adding</text:p>
          </table:table-cell>
          <table:table-cell office:value-type="string">
            <text:p>There is not Zodiac sign option.</text:p>
          </table:table-cell>
          <table:table-cell office:value-type="string">
            <text:p>Medium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74" office:value-type="string">
            <text:p>6. Try to add your Zodiac sign</text:p>
          </table:table-cell>
          <table:table-cell table:style-name="ce59" office:value-type="string">
            <text:p>You should be able to add your Zodiac sign</text:p>
          </table:table-cell>
          <table:table-cell office:value-type="string">
            <text:p>There is not Zodiac sign option.</text:p>
          </table:table-cell>
          <table:table-cell office:value-type="string">
            <text:p>Mediu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"/>
          <table:table-cell table:style-name="ce21"/>
          <table:table-cell office:value-type="string">
            <text:p>Passed</text:p>
          </table:table-cell>
          <table:table-cell table:number-columns-repeated="1012"/>
        </table:table-row>
        <table:table-row table:style-name="ro1">
          <table:table-cell table:style-name="ce73" office:value-type="string">
            <text:p>Available area Notes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39" table:number-columns-repeated="8"/>
          <table:table-cell table:style-name="ce39" office:value-type="string">
            <text:p>Failed</text:p>
          </table:table-cell>
          <table:table-cell table:style-name="ce39" table:number-columns-repeated="1008"/>
          <table:table-cell table:style-name="ce73" table:number-columns-repeated="4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style-name="ce59"/>
          <table:table-cell table:number-columns-repeated="6"/>
          <table:table-cell table:style-name="ce23"/>
          <table:table-cell office:value-type="string">
            <text:p>Cannot test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style-name="ce59"/>
          <table:table-cell table:number-columns-repeated="6"/>
          <table:table-cell table:style-name="ce24"/>
          <table:table-cell office:value-type="string">
            <text:p>Not applicabl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style-name="ce59"/>
          <table:table-cell table:number-columns-repeated="1020"/>
        </table:table-row>
        <table:table-row table:style-name="ro1">
          <table:table-cell table:number-columns-repeated="2"/>
          <table:table-cell table:style-name="ce74" office:value-type="string">
            <text:p>5. Overview if you have area called “NOTES”</text:p>
          </table:table-cell>
          <table:table-cell office:value-type="string">
            <text:p>There should be area called “NOTES”</text:p>
          </table:table-cell>
          <table:table-cell office:value-type="string">
            <text:p>There is not available section Notes but is available Comments.</text:p>
          </table:table-cell>
          <table:table-cell office:value-type="string">
            <text:p>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>
            <text:p>Testing if I can add more than 120 characters</text:p>
          </table:table-cell>
          <table:table-cell table:style-name="ce39"/>
          <table:table-cell table:style-name="ce73" office:value-type="string">
            <text:p>1. Open the laptop</text:p>
          </table:table-cell>
          <table:table-cell table:style-name="ce73"/>
          <table:table-cell table:style-name="ce39" table:number-columns-repeated="1016"/>
          <table:table-cell table:style-name="ce73" table:number-columns-repeated="4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called “NOTES”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Try to add text more than 120 characters</text:p>
          </table:table-cell>
          <table:table-cell office:value-type="string">
            <text:p>You should not be able to make it.</text:p>
          </table:table-cell>
          <table:table-cell office:value-type="string">
            <text:p>I am able to make it.</text:p>
          </table:table-cell>
          <table:table-cell office:value-type="string">
            <text:p>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Test if you can create 5 contact groups</text:p>
          </table:table-cell>
          <table:table-cell table:style-name="ce39" office:value-type="string">
            <text:p>free version of the app</text:p>
          </table:table-cell>
          <table:table-cell table:style-name="ce73" office:value-type="string">
            <text:p>1. Open the laptop</text:p>
          </table:table-cell>
          <table:table-cell table:style-name="ce39" table:number-columns-repeated="1017"/>
          <table:table-cell table:style-name="ce73" table:number-columns-repeated="4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 office:value-type="string">
            <text:p>You should be able to add 5 contact groups.</text:p>
          </table:table-cell>
          <table:table-cell office:value-type="string">
            <text:p>I am with the free version and this option is not available.</text:p>
          </table:table-cell>
          <table:table-cell office:value-type="string">
            <text:p>Critic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Test if you can create more than 5 contact groups</text:p>
          </table:table-cell>
          <table:table-cell table:style-name="ce39" office:value-type="string">
            <text:p>free version of the app</text:p>
          </table:table-cell>
          <table:table-cell table:style-name="ce73" office:value-type="string">
            <text:p>1. Open the laptop</text:p>
          </table:table-cell>
          <table:table-cell table:style-name="ce39" table:number-columns-repeated="1017"/>
          <table:table-cell table:style-name="ce73" table:number-columns-repeated="4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6 contact groups.</text:p>
          </table:table-cell>
          <table:table-cell office:value-type="string">
            <text:p>You should not be able to add 6 contact groups.</text:p>
          </table:table-cell>
          <table:table-cell office:value-type="string">
            <text:p>I am with the free version and this option is not available.</text:p>
          </table:table-cell>
          <table:table-cell office:value-type="string">
            <text:p>Critic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>
            <text:p><text:s/>Does a new created contact takes</text:p>
          </table:table-cell>
          <table:table-cell table:style-name="ce39" office:value-type="string">
            <text:p>free version of the app</text:p>
          </table:table-cell>
          <table:table-cell table:style-name="ce78" office:value-type="string">
            <text:p>1. Open the laptop</text:p>
          </table:table-cell>
          <table:table-cell table:style-name="ce45"/>
          <table:table-cell table:number-columns-repeated="1020"/>
        </table:table-row>
        <table:table-row table:style-name="ro1">
          <table:table-cell office:value-type="string">
            <text:p><text:s/>the first created group when there are existing groups? </text:p>
          </table:table-cell>
          <table:table-cell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1" office:value-type="string">
            <text:p>7. Create new contact</text:p>
          </table:table-cell>
          <table:table-cell office:value-type="string">
            <text:p>The new contact should take the first created group.</text:p>
          </table:table-cell>
          <table:table-cell office:value-type="string">
            <text:p>I am with the free version and CAN'T CREATE groups.</text:p>
          </table:table-cell>
          <table:table-cell office:value-type="string">
            <text:p>Critical</text:p>
          </table:table-cell>
          <table:table-cell table:number-columns-repeated="1018"/>
        </table:table-row>
        <table:table-row table:style-name="ro1">
          <table:table-cell table:style-name="ce62" table:number-columns-repeated="10"/>
          <table:table-cell table:style-name="ce62" office:value-type="string">
            <text:p><text:s text:c="4"/>Indicates how quickly the particular problem should be corrected. </text:p>
          </table:table-cell>
          <table:table-cell table:style-name="ce62" table:number-columns-repeated="1009"/>
          <table:table-cell table:number-columns-repeated="4"/>
        </table:table-row>
        <table:table-row table:style-name="ro1">
          <table:table-cell table:style-name="ce45" office:value-type="string">
            <text:p>Each of the groups can be deleted. </text:p>
          </table:table-cell>
          <table:table-cell table:style-name="ce39" office:value-type="string">
            <text:p>free version of the app</text:p>
          </table:table-cell>
          <table:table-cell table:style-name="ce78" office:value-type="string">
            <text:p>1. Open the laptop</text:p>
          </table:table-cell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74" office:value-type="string">
            <text:p>2. Run and login to windows 1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4" office:value-type="string">
            <text:p>3. Run the <text:span text:style-name="T1">Efficcess</text:span><text:span text:style-name="T2">  from your desktop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4. Review and find the option for Contact cre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4" office:value-type="string">
            <text:p>5. Overview if you have area for creating contact group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6. Add 5 contact groups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1" office:value-type="string">
            <text:p>7. Choose some random group and try to delete it.</text:p>
          </table:table-cell>
          <table:table-cell office:value-type="string">
            <text:p>You should be able to delete the group</text:p>
          </table:table-cell>
          <table:table-cell office:value-type="string">
            <text:p>I am with the free version and CAN'T work with group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1" office:value-type="string">
            <text:p>8. Try to delete all remaining groups</text:p>
          </table:table-cell>
          <table:table-cell office:value-type="string">
            <text:p>You should be able to delete all the remaining groups.</text:p>
          </table:table-cell>
          <table:table-cell office:value-type="string">
            <text:p>I am with the free version and CAN'T work with groups.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19" table:default-cell-style-name="Excel_20_Built-in_20_Normal"/>
        <table:table-column table:style-name="co5" table:number-columns-repeated="1022" table:default-cell-style-name="Excel_20_Built-in_20_Normal"/>
        <table:table-row table:style-name="ro1">
          <table:table-cell table:style-name="ce20" office:value-type="string">
            <text:p>STATUS</text:p>
          </table:table-cell>
          <table:table-cell table:number-columns-repeated="1023"/>
        </table:table-row>
        <table:table-row table:style-name="ro1">
          <table:table-cell table:style-name="ce21"/>
          <table:table-cell office:value-type="string">
            <text:p>Passed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>
            <text:p>Failed</text:p>
          </table:table-cell>
          <table:table-cell table:number-columns-repeated="1022"/>
        </table:table-row>
        <table:table-row table:style-name="ro1">
          <table:table-cell table:style-name="ce23"/>
          <table:table-cell office:value-type="string">
            <text:p>Cannot test</text:p>
          </table:table-cell>
          <table:table-cell table:number-columns-repeated="1022"/>
        </table:table-row>
        <table:table-row table:style-name="ro1">
          <table:table-cell table:style-name="ce24"/>
          <table:table-cell office:value-type="string">
            <text:p>Not applicabl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, Calibri"/>
    <style:font-face style:name="宋体" svg:font-family="宋体, SimSu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835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8c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color="#ff8c00" style:text-outline="false" style:text-line-through-style="none" style:text-position="0% 100%" style:font-name="Calibri" fo:font-size="1pt" fo:font-style="normal" fo:text-shadow="none" style:text-underline-style="none" fo:font-weight="normal" style:font-size-asian="1pt" style:font-style-asian="normal" style:font-weight-asian="normal" style:font-name-complex="Calibri" style:font-size-complex="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5/12/2019</text:date>, <text:time>15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IDEAS" style:display-name="PageStyle_TEST IDEAS" style:page-layout-name="Mpm3">
      <style:header>
        <style:region-right>
          <text:p><text:span text:style-name="MT1">CONFIDENTIAL RESTRICTED</text:span><text:span text:style-name="MT2">#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EST_20_CASES_20_" style:display-name="PageStyle_TEST CASES " style:page-layout-name="Mpm3">
      <style:header>
        <style:region-right>
          <text:p><text:span text:style-name="MT1">CONFIDENTIAL RESTRICTED</text:span><text:span text:style-name="MT2">#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BUGS" style:display-name="PageStyle_BUGS" style:page-layout-name="Mpm3">
      <style:header>
        <style:region-right>
          <text:p><text:span text:style-name="MT1">CONFIDENTIAL RESTRICTED</text:span><text:span text:style-name="MT2">#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Legend" style:display-name="PageStyle_Legend" style:page-layout-name="Mpm3">
      <style:header>
        <style:region-right>
          <text:p><text:span text:style-name="MT1">CONFIDENTIAL RESTRICTED</text:span><text:span text:style-name="MT2">#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12T15:24:39.13</dc:date>
    <dc:creator>Petya Todorova</dc:creator>
    <meta:editing-duration>PT4H47M25S</meta:editing-duration>
    <meta:editing-cycles>100</meta:editing-cycles>
    <meta:document-statistic meta:table-count="4" meta:cell-count="620" meta:object-count="0"/>
  </office:meta>
</office:document-meta>
</file>